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center" style:justify-single-word="false"/>
      <style:text-properties fo:font-weight="bold" style:font-weight-asian="bold" style:font-weight-complex="bold"/>
    </style:style>
    <style:style style:name="P3" style:family="paragraph" style:parent-style-name="Standard">
      <style:paragraph-properties fo:line-height="200%" fo:text-align="center" style:justify-single-word="false"/>
      <style:text-properties fo:font-weight="bold" officeooo:rsid="00375924" officeooo:paragraph-rsid="00375924" style:font-weight-asian="bold" style:font-weight-complex="bold"/>
    </style:style>
    <style:style style:name="P4" style:family="paragraph" style:parent-style-name="Standard">
      <style:paragraph-properties fo:line-height="200%" fo:text-align="center" style:justify-single-word="false"/>
      <style:text-properties officeooo:rsid="0016ca76" officeooo:paragraph-rsid="0016ca76"/>
    </style:style>
    <style:style style:name="P5" style:family="paragraph" style:parent-style-name="Standard">
      <style:paragraph-properties fo:line-height="200%" fo:text-align="center" style:justify-single-word="false"/>
      <style:text-properties officeooo:rsid="00375924" officeooo:paragraph-rsid="00375924"/>
    </style:style>
    <style:style style:name="P6" style:family="paragraph" style:parent-style-name="Standard">
      <style:paragraph-properties fo:line-height="200%" fo:break-before="page"/>
    </style:style>
    <style:style style:name="P7" style:family="paragraph" style:parent-style-name="Standard">
      <style:paragraph-properties fo:line-height="200%"/>
    </style:style>
    <style:style style:name="T1" style:family="text">
      <style:text-properties officeooo:rsid="00185051"/>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
      <text:p text:style-name="P3">Final Project – Sprint Review and Retrospective</text:p>
      <text:p text:style-name="P4"/>
      <text:p text:style-name="P4">Max Rodriguez</text:p>
      <text:p text:style-name="P4">Southern New Hampshire University</text:p>
      <text:p text:style-name="P4">CS 250 – Software Development Life Cycle</text:p>
      <text:p text:style-name="P4">Professor <text:span text:style-name="T1">Nicholas Shnack</text:span></text:p>
      <text:p text:style-name="P5">April 15<text:span text:style-name="T2">th</text:span>, 2026</text:p>
      <text:p text:style-name="P6"><text:tab/>The Scrum-Agile approach used during the SNHU Travel project provided a structured yet flexible framework that allowed the team to collaborate effectively, respond to changes, and deliver functional increments of the application. By working through iterative sprints and clearly defined roles, the team was able to maintain consistent progress while continuously improving both the product and the development process. Reflecting on the project, each Scrum role played a critical part in ensuring success, and the use of Agile principles significantly improved the team’s ability to complete user stories, handle interruptions, and communicate effectively.</text:p>
      <text:p text:style-name="P7"/>
      <text:p text:style-name="P7"><text:tab/>Each role on the Scrum-Agile team contributed in a meaningful way to the success of the project. As Scrum Master, my primary responsibility was to facilitate Scrum events such as sprint planning, daily stand-ups, sprint reviews, and retrospectives. I ensured that the team stayed focused on sprint goals and helped remove any obstacles that could delay progress. For example, when team members encountered confusion about requirements or technical challenges, I worked to clarify issues and keep development moving forward. The Product Owner played a key role by managing and prioritizing the product backlog. This ensured that the most valuable features were developed first and that the team always had clear guidance on what to work on next. The development team was responsible for implementing the features, writing code, and testing functionality. They worked collaboratively to complete user stories and deliver working increments at the end of each sprint. By clearly defining these roles, the team avoided confusion and maintained accountability throughout the development process.</text:p>
      <text:p text:style-name="P7"/>
      <text:p text:style-name="P7"><text:tab/>The Scrum-Agile approach was particularly effective in helping user stories reach completion. Instead of attempting to build the entire application at once, the team broke down <text:soft-page-break/>requirements into smaller, manageable user stories. These user stories were then prioritized and completed during individual sprints. This process made the workload more manageable and allowed the team to focus on delivering specific features with clear goals. For example, rather than developing the entire travel booking system in one phase, the team focused on features such as destination browsing, booking functionality, and user input validation in separate iterations. At the end of each sprint, completed features were reviewed and tested, which ensured that they met requirements before moving on to the next set of tasks. This iterative approach reduced the risk of major errors and allowed for continuous improvement based on feedback.</text:p>
      <text:p text:style-name="P7"/>
      <text:p text:style-name="P7"><text:tab/>One of the most valuable aspects of the Agile methodology was its ability to handle interruptions and changes in project direction. During the development process, requirements can shift due to stakeholder feedback or new insights. In a traditional waterfall model, these changes would often require revisiting earlier phases, leading to delays and increased costs. However, in the Scrum-Agile approach, changes were incorporated into the product backlog and addressed in future sprints. For example, if a feature needed to be adjusted or reprioritized, the Product Owner could update the backlog, and the team would address the change in the next sprint cycle. This flexibility allowed the project to remain adaptable without disrupting overall progress. As a result, the team was able to respond to evolving requirements while still meeting deadlines and maintaining productivity.</text:p>
      <text:p text:style-name="P7"/>
      <text:p text:style-name="P7"><text:tab/>Effective communication was another key factor in the team’s success. Scrum emphasizes frequent and transparent communication through structured events such as daily stand-ups and sprint reviews. During daily stand-ups, each team member provided updates on their progress, <text:soft-page-break/>discussed any blockers, and outlined their next steps. This ensured that everyone remained aligned and aware of the project’s status. For example, if a developer encountered an issue with a specific feature, it could be identified during the stand-up and addressed quickly, preventing delays. Sprint reviews provided an opportunity to demonstrate completed work and gather feedback from stakeholders, while retrospectives allowed the team to reflect on what went well and what could be improved. These communication practices fostered collaboration, accountability, and continuous improvement throughout the project.</text:p>
      <text:p text:style-name="P7"/>
      <text:p text:style-name="P7"><text:tab/>Organizational tools and Scrum events played a significant role in keeping the team on track. The product backlog served as a centralized list of all project requirements, prioritized by the Product Owner. The sprint backlog helped the team focus on specific tasks during each sprint, ensuring that work remained manageable and aligned with sprint goals. Scrum events such as sprint planning allowed the team to define objectives and allocate tasks effectively, while daily stand-ups ensured ongoing communication. Sprint reviews provided valuable feedback, and retrospectives encouraged reflection and process improvement. Together, these tools and events created a structured workflow that promoted efficiency and transparency.</text:p>
      <text:p text:style-name="P7"/>
      <text:p text:style-name="P7"><text:tab/>Evaluating the overall effectiveness of the Scrum-Agile approach, there were several clear advantages as well as some challenges. One of the main benefits was flexibility. The ability to adapt to changing requirements allowed the team to improve the product continuously and respond to stakeholder needs. Additionally, the iterative nature of Agile ensured that working features were delivered regularly, which increased confidence in the project’s progress. Collaboration was also enhanced, as team members communicated frequently and worked <text:soft-page-break/>together to solve problems. However, the approach also required a high level of coordination and consistent communication. Without active participation from all team members, progress could be slowed. Additionally, managing frequent changes required careful prioritization to avoid scope creep.</text:p>
      <text:p text:style-name="P7"/>
      <text:p text:style-name="P7"><text:tab/>Despite these challenges, the Scrum-Agile approach proved to be the best choice for the SNHU Travel project. The project benefited from the flexibility and adaptability that Agile provides, especially given the evolving nature of requirements. Compared to a waterfall approach, Agile allowed the team to deliver functional components incrementally and make improvements throughout the development process. In contrast, a waterfall model would have required completing each phase sequentially, making it more difficult to incorporate changes once development had begun. Overall, the Scrum-Agile methodology enabled the team to produce a higher-quality product while maintaining efficiency and responsiveness.</text:p>
      <text:p text:style-name="P7"/>
      <text:p text:style-name="P7"><text:tab/>In conclusion, the Sprint Review and Retrospective highlight the effectiveness of the Scrum-Agile approach in managing the software development life cycle. By leveraging clearly defined roles, iterative development, strong communication, and structured organizational tools, the team was able to successfully complete the SNHU Travel project. The lessons learned from this experience demonstrate that Agile is a valuable methodology for projects that require flexibility, collaboration, and continuous improv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3T23:04:31.838888436</meta:creation-date>
    <dc:date>2026-04-15T19:01:25.320794135</dc:date>
    <meta:editing-duration>PT13M48S</meta:editing-duration>
    <meta:editing-cycles>29</meta:editing-cycles>
    <meta:generator>LibreOffice/26.2.1.2$Linux_X86_64 LibreOffice_project/620$Build-2</meta:generator>
    <meta:document-statistic meta:table-count="0" meta:image-count="0" meta:object-count="0" meta:page-count="5" meta:paragraph-count="15" meta:word-count="1055" meta:character-count="7410" meta:non-whitespace-character-count="6359"/>
  </office:meta>
</office:document-meta>
</file>